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-width="0.3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5000b" draw:marker-start-width="0.35cm" draw:marker-end-width="0.35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660066" draw:marker-start-width="0.35cm" draw:marker-end-width="0.35cm" fo:padding-top="0.175cm" fo:padding-bottom="0.175cm" fo:padding-left="0.3cm" fo:padding-right="0.3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dash" draw:stroke-dash="Fine_20_Dashed" svg:stroke-width="0.1cm" draw:marker-start-width="0.35cm" draw:marker-end-width="0.35cm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prašanje" draw:style-name="gr1" draw:text-style-name="P1" xml:id="id2" draw:id="id2" draw:layer="layout" svg:width="4.1cm" svg:height="4.1cm" svg:x="6.5cm" svg:y="3.2cm">
          <svg:title>Vprašanje</svg:title>
          <text:p text:style-name="P1">= STRAN =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xml:id="id16" draw:id="id16" draw:layer="layout" svg:width="4.1cm" svg:height="4.1cm" svg:x="50.6cm" svg:y="4.3cm">
          <svg:title>Vprašanje</svg:title>
          <text:p text:style-name="P1">= STRAN =</text:p>
          <text:p text:style-name="P1">Dodaj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draw:layer="layout" svg:width="4.1cm" svg:height="4.1cm" svg:x="85.4cm" svg:y="13.1cm">
          <svg:title>Vprašanje</svg:title>
          <text:p text:style-name="P1">= STRAN =</text:p>
          <text:p text:style-name="P1">Rezultat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5cm" svg:x="55.1cm" svg:y="5.8cm">
          <text:p text:style-name="P1">= PODSTRAN =</text:p>
          <text:p text:style-name="P1">Vsa vprašanj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5cm" svg:x="89.8cm" svg:y="15cm">
          <text:p text:style-name="P1">= PODSTRAN =</text:p>
          <text:p text:style-name="P1">Statistika</text:p>
          <text:p text:style-name="P1">odgovorov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7cm" svg:height="2.8cm" svg:x="7.6cm" svg:y="9.5cm">
          <text:p text:style-name="P1">= GUMB =</text:p>
          <text:p text:style-name="P1">Beri vprašanje</text:p>
          <text:p text:style-name="P1">[btnBeriVpr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2cm" svg:height="3.1cm" svg:x="1.1cm" svg:y="9cm">
          <text:p text:style-name="P1">= GUMB =</text:p>
          <text:p text:style-name="P1">Oddaj odgovor</text:p>
          <text:p text:style-name="P1">[btnOddajOdg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55cm" svg:y1="7.3cm" svg:x2="10.45cm" svg:y2="9.5cm" draw:end-shape="id1" draw:end-glue-point="4" svg:d="M8550 7300v850h1900v1350" svg:viewBox="0 0 1901 2201">
          <text:p/>
        </draw:connector>
        <draw:connector draw:style-name="gr4" draw:text-style-name="P1" draw:layer="layout" svg:x1="8.55cm" svg:y1="7.3cm" svg:x2="3.7cm" svg:y2="9cm" draw:start-shape="id2" draw:start-glue-point="2" draw:end-shape="id3" draw:end-glue-point="4" svg:d="M8550 7300v850h-4850v850" svg:viewBox="0 0 4851 1701">
          <text:p/>
        </draw:connector>
        <draw:connector draw:style-name="gr3" draw:text-style-name="P1" draw:layer="layout" svg:x1="10.45cm" svg:y1="12.3cm" svg:x2="9.6cm" svg:y2="14.2cm" draw:start-shape="id1" draw:start-glue-point="8" draw:end-shape="id4" draw:end-glue-point="0" svg:d="M10450 12300v951h-850v949" svg:viewBox="0 0 851 1901">
          <text:p/>
        </draw:connector>
        <draw:connector draw:style-name="gr3" draw:text-style-name="P1" draw:layer="layout" svg:x1="9.6cm" svg:y1="16.7cm" svg:x2="9.6cm" svg:y2="17.3cm" draw:start-shape="id4" draw:start-glue-point="2" draw:end-shape="id5" draw:end-glue-point="0" svg:d="M9600 16700v600" svg:viewBox="0 0 1 601">
          <text:p/>
        </draw:connector>
        <draw:connector draw:style-name="gr3" draw:text-style-name="P1" draw:layer="layout" svg:x1="11.8cm" svg:y1="18cm" svg:x2="15cm" svg:y2="18.6cm" draw:start-shape="id5" draw:start-glue-point="1" draw:end-shape="id6" draw:end-glue-point="0" svg:d="M11800 18000h3200v600" svg:viewBox="0 0 3201 601">
          <text:p/>
        </draw:connector>
        <draw:connector draw:style-name="gr3" draw:text-style-name="P1" draw:layer="layout" svg:x1="13.45cm" svg:y1="23.9cm" svg:x2="12.8cm" svg:y2="26.25cm" draw:start-shape="id7" draw:start-glue-point="2" draw:end-shape="id8" draw:end-glue-point="1" svg:d="M13450 23900v2350h-650" svg:viewBox="0 0 651 2351">
          <text:p/>
        </draw:connector>
        <draw:custom-shape draw:style-name="gr2" draw:text-style-name="P1" draw:layer="layout" svg:width="6.9cm" svg:height="4cm" svg:x="84.7cm" svg:y="2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84.7cm" svg:y="2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84.7cm" svg:y="2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84.7cm" svg:y="2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84.7cm" svg:y="2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4cm" svg:x="84.7cm" svg:y="2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6.9cm" svg:height="1cm" svg:x="10cm" svg:y="22.9cm">
          <text:p text:style-name="P1">stOdgPosamezno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3.6cm" svg:height="1.2cm" svg:x="13.3cm" svg:y="20.8cm">
          <text:p text:style-name="P1">lastVprID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1cm" svg:x="82.5cm" svg:y="37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4.7cm" svg:height="2.4cm" svg:x="46.9cm" svg:y="14.7cm">
          <text:p text:style-name="P1">DodajVpr()</text:p>
          <text:p text:style-name="P1">&gt;</text:p>
          <text:p text:style-name="P1">socketDodajVpr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5.2cm" svg:height="2.3cm" svg:x="1.1cm" svg:y="13.2cm">
          <text:p text:style-name="P1">OddajOdg()</text:p>
          <text:p text:style-name="P1">&gt;</text:p>
          <text:p text:style-name="P1">socketPisanjeOdg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5.5cm" svg:height="1.5cm" svg:x="7.3cm" svg:y="25.5cm">
          <text:p text:style-name="P1">socketVprPrebr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2cm" svg:height="1.4cm" svg:x="12.9cm" svg:y="18.6cm"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4cm" svg:height="1.4cm" svg:x="7.4cm" svg:y="17.3cm">
          <text:p text:style-name="P1">socketBeriVp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2cm" svg:height="2.5cm" svg:x="7.5cm" svg:y="14.2cm">
          <text:p text:style-name="P1">BeriVpr()</text:p>
          <text:p text:style-name="P1">&gt;</text:p>
          <text:p text:style-name="P1">socketBeriVp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76.4cm" svg:y="18.9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76.401cm" svg:y="18.9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76.401cm" svg:y="18.9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76.401cm" svg:y="18.9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76.401cm" svg:y="18.9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76.401cm" svg:y="18.9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76.401cm" svg:y="18.9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76.401cm" svg:y="18.9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76.401cm" svg:y="18.9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5.5cm" svg:height="3.5cm" svg:x="47.1cm" svg:y="9.9cm">
          <text:p text:style-name="P1">= GUMB =</text:p>
          <text:p text:style-name="P1">Dodaj vprašanje</text:p>
          <text:p text:style-name="P1">[btnPrejemStVpr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7.8cm" svg:height="3.4cm" svg:x="14.6cm" svg:y="30.3cm">
          <text:p text:style-name="P1">btnPrejemStVpr</text:p>
          <text:p text:style-name="P1">[webpage&gt;add-question]</text:p>
          <text:p text:style-name="P1">ngclk-prejemStVpr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7.7cm" svg:height="3.8cm" svg:x="1.2cm" svg:y="34.6cm">
          <text:p text:style-name="P1">btnRewriteVprasanje</text:p>
          <text:p text:style-name="P1">[webpage&gt;question]</text:p>
          <text:p text:style-name="P1">ngclck-rewriteVprasanje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9.1cm" svg:y1="29.7cm" svg:x2="5.05cm" svg:y2="34.6cm" draw:start-shape="id9" draw:start-glue-point="5" draw:end-shape="id10" draw:end-glue-point="4" svg:d="M9100 29700h-4050v4900" svg:viewBox="0 0 4051 4901">
          <text:p text:style-name="P1"/>
        </draw:connector>
        <draw:connector draw:style-name="gr3" draw:text-style-name="P1" draw:layer="layout" svg:x1="10.9cm" svg:y1="29.7cm" svg:x2="18.5cm" svg:y2="30.3cm" draw:start-shape="id9" draw:start-glue-point="7" draw:end-shape="id11" draw:end-glue-point="4" svg:d="M10900 29700h7600v600" svg:viewBox="0 0 7601 601">
          <text:p/>
        </draw:connector>
        <draw:custom-shape draw:style-name="gr2" draw:text-style-name="P1" xml:id="id12" draw:id="id12" draw:layer="layout" svg:width="5cm" svg:height="2.3cm" svg:x="2.1cm" svg:y="39.8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82.1cm" svg:y="21.4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82.101cm" svg:y="21.4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82.101cm" svg:y="21.4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82.101cm" svg:y="21.4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82.101cm" svg:y="21.4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82.101cm" svg:y="21.4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82.101cm" svg:y="21.4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82.101cm" svg:y="21.4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82.101cm" svg:y="21.4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82.101cm" svg:y="21.4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82.101cm" svg:y="21.4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82.101cm" svg:y="21.4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5" draw:id="id15" draw:layer="layout" svg:width="5cm" svg:height="1.5cm" svg:x="1.2cm" svg:y="16.9cm">
          <text:p text:style-name="P1">=STOP=</text:p>
          <text:p text:style-name="P1">Oddajanje odg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3" draw:id="id13" draw:layer="layout" svg:width="5.5cm" svg:height="2.1cm" svg:x="15.7cm" svg:y="35cm">
          <text:p text:style-name="P1">=STOP=</text:p>
          <text:p text:style-name="P1">F5 zapStVpr/st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svg:x1="5.05cm" svg:y1="38.4cm" svg:x2="3.25cm" svg:y2="39.8cm" draw:start-shape="id10" draw:start-glue-point="8" draw:end-shape="id12" draw:end-glue-point="4" svg:d="M5050 38400v701h-1800v699" svg:viewBox="0 0 1801 1401">
          <text:p/>
        </draw:connector>
        <draw:connector draw:style-name="gr3" draw:text-style-name="P1" draw:layer="layout" svg:x1="18.5cm" svg:y1="33.7cm" svg:x2="16.75cm" svg:y2="35cm" draw:start-shape="id11" draw:start-glue-point="8" draw:end-shape="id13" draw:end-glue-point="4" svg:d="M18500 33700v651h-1750v649" svg:viewBox="0 0 1751 1301">
          <text:p/>
        </draw:connector>
        <draw:connector draw:style-name="gr4" draw:text-style-name="P1" draw:layer="layout" svg:x1="3.7cm" svg:y1="12.1cm" svg:x2="3.7cm" svg:y2="13.2cm" draw:start-shape="id3" draw:start-glue-point="8" draw:end-shape="id14" draw:end-glue-point="0" svg:d="M3700 12100v1100" svg:viewBox="0 0 1 1101">
          <text:p/>
        </draw:connector>
        <draw:connector draw:style-name="gr4" draw:text-style-name="P1" draw:layer="layout" svg:x1="3.7cm" svg:y1="15.5cm" svg:x2="1.95cm" svg:y2="16.9cm" draw:start-shape="id14" draw:start-glue-point="2" draw:end-shape="id15" draw:end-glue-point="4" svg:d="M3700 15500v700h-1750v700" svg:viewBox="0 0 1751 1401">
          <text:p/>
        </draw:connector>
        <draw:connector draw:style-name="gr6" draw:text-style-name="P1" draw:layer="layout" svg:x1="52.65cm" svg:y1="8.4cm" svg:x2="49.85cm" svg:y2="9.9cm" draw:start-shape="id16" draw:start-glue-point="2" draw:end-shape="id17" draw:end-glue-point="4" svg:d="M52650 8400v750h-2800v750" svg:viewBox="0 0 2801 1501">
          <text:p/>
        </draw:connector>
        <draw:connector draw:style-name="gr6" draw:text-style-name="P1" draw:layer="layout" svg:x1="49.85cm" svg:y1="13.4cm" svg:x2="49.25cm" svg:y2="14.7cm" draw:start-shape="id17" draw:start-glue-point="8" draw:end-shape="id18" draw:end-glue-point="0" svg:d="M49850 13400v651h-600v649" svg:viewBox="0 0 601 1301">
          <text:p/>
        </draw:connector>
        <draw:custom-shape draw:style-name="gr2" draw:text-style-name="P1" xml:id="id20" draw:id="id20" draw:layer="layout" svg:width="7.5cm" svg:height="1.7cm" svg:x="18.5cm" svg:y="18.4cm">
          <text:p text:style-name="P1">- branje števila vprašanj</text:p>
          <text:p text:style-name="P1">- klic lastVprID(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cm" svg:y1="20cm" svg:x2="15.1cm" svg:y2="20.8cm" draw:start-shape="id6" draw:start-glue-point="2" draw:end-shape="id19" draw:end-glue-point="0" svg:d="M15000 20000v400h100v400" svg:viewBox="0 0 101 801">
          <text:p/>
        </draw:connector>
        <draw:connector draw:style-name="gr7" draw:text-style-name="P1" draw:layer="layout" svg:x1="17.1cm" svg:y1="19.3cm" svg:x2="18.5cm" svg:y2="19.25cm" draw:start-shape="id6" draw:start-glue-point="1" draw:end-shape="id20" draw:end-glue-point="3" svg:d="M17100 19300h700v-50h700" svg:viewBox="0 0 1401 51">
          <text:p/>
        </draw:connector>
        <draw:custom-shape draw:style-name="gr2" draw:text-style-name="P1" xml:id="id21" draw:id="id21" draw:layer="layout" svg:width="8.3cm" svg:height="1.7cm" svg:x="18.5cm" svg:y="20.5cm">
          <text:p text:style-name="P1">- branje maxVprID</text:p>
          <text:p text:style-name="P1">- klic stOdgPosameznoVpr()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9cm" svg:y1="21.4cm" svg:x2="18.5cm" svg:y2="21.35cm" draw:start-shape="id19" draw:start-glue-point="1" draw:end-shape="id21" draw:end-glue-point="3" svg:d="M16900 21400h800v-50h800" svg:viewBox="0 0 1601 51">
          <text:p/>
        </draw:connector>
        <draw:connector draw:style-name="gr3" draw:text-style-name="P1" draw:layer="layout" svg:x1="15.1cm" svg:y1="22cm" svg:x2="13.45cm" svg:y2="22.9cm" draw:start-shape="id19" draw:start-glue-point="2" draw:end-shape="id7" draw:end-glue-point="0" svg:d="M15100 22000v450h-1650v450" svg:viewBox="0 0 1651 901">
          <text:p/>
        </draw:connector>
        <draw:custom-shape draw:style-name="gr2" draw:text-style-name="P1" xml:id="id22" draw:id="id22" draw:layer="layout" svg:width="8.5cm" svg:height="1.9cm" svg:x="18.5cm" svg:y="22.7cm">
          <text:p text:style-name="P1">- branje st odg za posamezno</text:p>
          <text:p text:style-name="P1">vprašanje in zapis v array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9cm" svg:y1="23.4cm" svg:x2="18.5cm" svg:y2="23.65cm" draw:start-shape="id7" draw:start-glue-point="1" draw:end-shape="id22" draw:end-glue-point="3" svg:d="M16900 23400h800v250h800" svg:viewBox="0 0 1601 251">
          <text:p/>
        </draw:connector>
        <draw:connector draw:style-name="gr8" draw:text-style-name="P1" draw:layer="layout" draw:line-skew="2.5cm" svg:x1="9.6cm" svg:y1="18.7cm" svg:x2="10.05cm" svg:y2="25.5cm" draw:start-shape="id5" draw:start-glue-point="2" draw:end-shape="id8" draw:end-glue-point="0" svg:d="M9600 18700v5900h450v900" svg:viewBox="0 0 451 6801">
          <text:p/>
        </draw:connector>
        <draw:custom-shape draw:style-name="gr9" draw:text-style-name="P1" xml:id="id9" draw:id="id9" draw:layer="layout" svg:width="1.8cm" svg:height="1.8cm" svg:x="9.1cm" svg:y="28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05cm" svg:y1="27cm" svg:x2="10cm" svg:y2="28.8cm" draw:start-shape="id8" draw:start-glue-point="2" draw:end-shape="id9" draw:end-glue-point="4" svg:d="M10050 27000v900h-50v900" svg:viewBox="0 0 51 1801">
          <text:p/>
        </draw:connector>
        <draw:custom-shape draw:style-name="gr10" draw:text-style-name="P1" draw:layer="layout" svg:width="5.4cm" svg:height="2cm" svg:x="1.6cm" svg:y="27.4cm">
          <text:p text:style-name="P1">V primeru branja</text:p>
          <text:p text:style-name="P1">novega vprašanja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6.2cm" svg:height="2cm" svg:x="15.4cm" svg:y="27.4cm">
          <text:p text:style-name="P1">V primeru dodajanja</text:p>
          <text:p text:style-name="P1">novega vprašanja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20:35:25.490133580</meta:creation-date>
    <dc:date>2016-12-10T16:49:31.451741846</dc:date>
    <meta:editing-duration>PT2H40M54S</meta:editing-duration>
    <meta:editing-cycles>18</meta:editing-cycles>
    <meta:generator>LibreOffice/4.2.8.2$Linux_X86_64 LibreOffice_project/420m0$Build-2</meta:generator>
    <meta:document-statistic meta:object-count="76"/>
  </office:meta>
</office:document-meta>
</file>